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Standard">
      <style:text-properties officeooo:paragraph-rsid="104d50c8"/>
    </style:style>
    <style:style style:name="P72" style:family="paragraph" style:parent-style-name="Standard">
      <style:text-properties officeooo:paragraph-rsid="105130c2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7" style:family="paragraph" style:parent-style-name="Standard">
      <style:text-properties officeooo:paragraph-rsid="10708155"/>
    </style:style>
    <style:style style:name="P78" style:family="paragraph" style:parent-style-name="Standard">
      <style:text-properties officeooo:paragraph-rsid="10719011"/>
    </style:style>
    <style:style style:name="P79" style:family="paragraph" style:parent-style-name="Standard">
      <style:text-properties officeooo:paragraph-rsid="10738c5f"/>
    </style:style>
    <style:style style:name="P80" style:family="paragraph" style:parent-style-name="Footnote">
      <style:text-properties officeooo:paragraph-rsid="107faaf0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9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0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1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92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3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style:use-window-font-color="true" loext:opacity="0%" style:font-name="Liberation Sans" officeooo:rsid="047da547"/>
    </style:style>
    <style:style style:name="T20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fo:font-size="12pt" style:font-size-asian="12pt" style:font-size-complex="12pt"/>
    </style:style>
    <style:style style:name="T239" style:family="text">
      <style:text-properties style:use-window-font-color="true" loext:opacity="0%" style:font-name="Liberation Sans" officeooo:rsid="0efd8e5c"/>
    </style:style>
    <style:style style:name="T24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8" style:family="text">
      <style:text-properties officeooo:rsid="0f0ca65a"/>
    </style:style>
    <style:style style:name="T269" style:family="text">
      <style:text-properties officeooo:rsid="0f8f58bd"/>
    </style:style>
    <style:style style:name="T270" style:family="text">
      <style:text-properties officeooo:rsid="0f95a7a0"/>
    </style:style>
    <style:style style:name="T271" style:family="text">
      <style:text-properties style:text-underline-style="none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8">C</text:span></text:span><text:span text:style-name="Strong_20_Emphasis"><text:span text:style-name="T137">hecklist voor </text:span></text:span><text:span text:style-name="Strong_20_Emphasis"><text:span text:style-name="T139">de installatie</text:span></text:span><text:span text:style-name="Strong_20_Emphasis"><text:span text:style-name="T137"> van </text:span></text:span><text:span text:style-name="Strong_20_Emphasis"><text:span text:style-name="T143"><text:user-field-get text:name="Distro">Rocky Linux</text:user-field-get></text:span></text:span><text:span text:style-name="Strong_20_Emphasis"><text:span text:style-name="T144"><text:s/></text:span></text:span><text:span text:style-name="Strong_20_Emphasis"><text:span text:style-name="T143"><text:user-field-get text:name="Version">8.10</text:user-field-get></text:span></text:span><text:span text:style-name="Strong_20_Emphasis"><text:span text:style-name="T141"><text:note text:id="ftn1" text:note-class="footnote"><text:note-citation>1</text:note-citation><text:note-body><text:p text:style-name="P70"><text:span text:style-name="T252">D</text:span><text:span text:style-name="T246">eze </text:span><text:span text:style-name="Strong_20_Emphasis"><text:span text:style-name="T256"><text:user-field-get text:name="Distro">Rocky Linux</text:user-field-get></text:span></text:span><text:span text:style-name="T248"><text:s/></text:span><text:span text:style-name="T257"><text:user-field-get text:name="Version">8.10</text:user-field-get></text:span><text:span text:style-name="T257"><text:s/></text:span><text:span text:style-name="T258">Server</text:span><text:span text:style-name="T246"> (codenaam </text:span><text:span text:style-name="T251">GreenObsidian</text:span><text:span text:style-name="T246">) wordt ondersteund tot </text:span><text:span text:style-name="T255">1 </text:span><text:span text:style-name="T254">mei</text:span><text:span text:style-name="T246"> 202</text:span><text:span text:style-name="T251">9</text:span><text:span text:style-name="T246">.</text:span></text:p></text:note-body></text:note></text:span></text:span><text:span text:style-name="Strong_20_Emphasis"><text:span text:style-name="T142"><text:s/></text:span></text:span><text:span text:style-name="Strong_20_Emphasis"><text:span text:style-name="T145">Server</text:span></text:span><text:span text:style-name="Strong_20_Emphasis"><text:span text:style-name="T140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8">ONDERSTREEPTE</text:span></text:span><text:span text:style-name="T1"> </text:span><text:span text:style-name="T15">woorden</text:span><text:span text:style-name="T14"> het</text:span><text:span text:style-name="Strong_20_Emphasis"><text:span text:style-name="T177"> </text:span></text:span><text:span text:style-name="Strong_20_Emphasis"><text:span text:style-name="T178">tekstvak</text:span></text:span><text:span text:style-name="T15"> </text:span><text:span text:style-name="T18">in,</text:span><text:span text:style-name="T15"> </text:span><text:span text:style-name="T205">zie </text:span><text:span text:style-name="T239">[</text:span><text:span text:style-name="T205">toelichting</text:span><text:span text:style-name="T239">]</text:span><text:span text:style-name="T15">:</text:span></text:p>
      <text:p text:style-name="P2"><text:span text:style-name="Definition"><text:span text:style-name="T22">GEBRUIKER</text:span></text:span><text:span text:style-name="T213"><text:tab/><text:tab/></text:span><text:span text:style-name="T238"> <text:tab/><text:tab/></text:span><text:span text:style-name="T214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4"><text:tab/> <text:s text:c="2"/></text:span><text:span text:style-name="T215">[</text:span><text:span text:style-name="T216">N</text:span><text:span text:style-name="T208">aam, bijv. </text:span><text:span text:style-name="T209">J</text:span><text:span text:style-name="T236">a</text:span><text:span text:style-name="T209">n </text:span><text:span text:style-name="T236">Jansen</text:span><text:span text:style-name="T237">]</text:span></text:p>
      <text:p text:style-name="P69"><text:span text:style-name="Definition"><text:span text:style-name="T207">g</text:span></text:span><text:span text:style-name="Definition">ebruikersnaam</text:span><text:span text:style-name="Definition"><text:span text:style-name="T271"><text:tab/></text:span></text:span><text:span text:style-name="T206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6"><text:tab/> <text:s text:c="2"/></text:span><text:span text:style-name="T6">[</text:span><text:span text:style-name="T7">Gebruikers</text:span><text:span text:style-name="T5">naam, bijv. </text:span><text:span text:style-name="T151">j</text:span><text:span text:style-name="T152">a</text:span><text:span text:style-name="T151">n</text:span><text:span text:style-name="T153">]</text:span></text:p>
      <text:p text:style-name="P2"><text:span text:style-name="Definition">COMPUTERNAAM</text:span><text:span text:style-name="T218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23">[</text:span><text:span text:style-name="T224">N</text:span><text:span text:style-name="T219">aam van de compute</text:span><text:span text:style-name="T220">r, </text:span><text:span text:style-name="T221">bijv. </text:span><text:span text:style-name="T222">pc02</text:span><text:span text:style-name="T223">]</text:span></text:p>
      <text:p text:style-name="P2"><text:span text:style-name="Definition"><text:span text:style-name="T226">GEBRUIKER</text:span></text:span><text:span text:style-name="Definition"><text:span text:style-name="T230"><text:tab/></text:span></text:span><text:span text:style-name="T225"><text:tab/></text:span><text:span text:style-name="T238"> <text:tab/><text:tab/></text:span><text:span text:style-name="T214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4"><text:tab/> <text:s text:c="2"/></text:span><text:span text:style-name="T215">[</text:span><text:span text:style-name="T217">N</text:span><text:span text:style-name="T208">aam </text:span><text:span text:style-name="T212">evt. 2</text:span><text:span text:style-name="T240">e</text:span><text:span text:style-name="T210"> gebruiker</text:span><text:span text:style-name="T211">]</text:span></text:p>
      <text:p text:style-name="P72"><text:span text:style-name="Definition"><text:span text:style-name="T226">GEBRUIKERSN</text:span></text:span><text:span text:style-name="Definition"><text:span text:style-name="T227">aa</text:span></text:span><text:span text:style-name="Definition"><text:span text:style-name="T226">M</text:span></text:span><text:span text:style-name="Definition"><text:span text:style-name="T230"><text:tab/></text:span></text:span><text:span text:style-name="T206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6"><text:tab/> <text:s text:c="2"/></text:span><text:span text:style-name="T228">[</text:span><text:span text:style-name="T229">Gebruikers</text:span><text:span text:style-name="T228">naam</text:span><text:span text:style-name="T231"> </text:span><text:span text:style-name="T232">e</text:span><text:span text:style-name="T233">vt. 2</text:span><text:span text:style-name="T241">e</text:span><text:span text:style-name="T233"> </text:span><text:span text:style-name="T234">gebruiker</text:span><text:span text:style-name="T235">]</text:span></text:p>
      <text:p text:style-name="P1"><text:span text:style-name="T154">Vervang </text:span><text:span text:style-name="T161">de</text:span><text:span text:style-name="T154"> </text:span><text:span text:style-name="Definition"><text:span text:style-name="T23">ONDERSTREEPTE</text:span></text:span><text:span text:style-name="T154"> </text:span><text:span text:style-name="T155">woorden </text:span><text:span text:style-name="T154">in deze checklist door </text:span><text:span text:style-name="T161">d</text:span><text:span text:style-name="T162">i</text:span><text:span text:style-name="T161">e </text:span><text:span text:style-name="T160">in </text:span><text:span text:style-name="T162">het</text:span><text:span text:style-name="Strong_20_Emphasis"><text:span text:style-name="T41"> </text:span></text:span><text:span text:style-name="Strong_20_Emphasis"><text:span text:style-name="T48">tekstvak</text:span></text:span><text:span text:style-name="T154">.</text:span></text:p>
      <text:p text:style-name="P42"/>
      <text:p text:style-name="P42"/>
      <text:p text:style-name="P3"><text:span text:style-name="T165">Nog niet op Linux?</text:span><text:span text:style-name="T156"><text:tab/></text:span><text:span text:style-name="T163">G</text:span><text:span text:style-name="T157">ebruik </text:span><text:span text:style-name="Strong_20_Emphasis"><text:span text:style-name="T166">Checklist </text:span></text:span><text:span text:style-name="Strong_20_Emphasis"><text:span text:style-name="T167">overzetten</text:span></text:span><text:span text:style-name="T157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8"> onder </text:span><text:span text:style-name="T164">Linux</text:span><text:span text:style-name="T159">.</text:span></text:p>
      <text:p text:style-name="P40"><text:span text:style-name="T129">Nieuwe installatie?</text:span><text:span text:style-name="T126"><text:tab/></text:span><text:span text:style-name="T128">B</text:span><text:span text:style-name="T126">egin bij hoofdstuk </text:span><text:span text:style-name="T129"><text:bookmark-ref text:reference-format="page" text:ref-name="__RefNumPara__4009_1271708128">2</text:bookmark-ref></text:span><text:span text:style-name="T126"><text:s text:c="2"/></text:span><text:span text:style-name="T130"><text:bookmark-ref text:reference-format="text" text:ref-name="__RefNumPara__4009_1271708128">Installatie uitvoeren</text:bookmark-ref></text:span><text:span text:style-name="T127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2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266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7"><text:span text:style-name="Strong_20_Emphasis"><text:span text:style-name="T81">Typ: </text:span>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8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7">Selecteer</text:span></text:span><text:span text:style-name="Strong_20_Emphasis"><text:span text:style-name="T40"> </text:span></text:span><text:span text:style-name="Strong_20_Emphasis"><text:span text:style-name="T70">1</text:span></text:span><text:span text:style-name="Strong_20_Emphasis"><text:span text:style-name="T58"> </text:span></text:span><text:span text:style-name="Strong_20_Emphasis"><text:span text:style-name="T59">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79"><draw:control text:anchor-type="as-char" draw:z-index="23" draw:name="Vorm 14" draw:style-name="gr1" draw:text-style-name="P88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71"><text:span text:style-name="T170">Start de computer op vanaf</text:span><text:span text:style-name="T170"><text:note text:id="ftn3" text:note-class="footnote"><text:note-citation>1</text:note-citation><text:note-body><text:p text:style-name="P68"><text:span text:style-name="T108">B</text:span><text:span text:style-name="T109">ootmenu/</text:span><text:span text:style-name="T108">S</text:span><text:span text:style-name="T109">etup</text:span><text:span text:style-name="T107"> via </text:span><text:span text:style-name="T105">é</text:span><text:span text:style-name="T106">é</text:span><text:span text:style-name="T108">n van de </text:span><text:span text:style-name="Definition"><text:span text:style-name="T110">Veelgebruikte toetsen:</text:span></text:span><text:span text:style-name="Definition"><text:span text:style-name="T111"> </text:span></text:span><text:span text:style-name="User_20_Entry"><text:span text:style-name="T124">Esc</text:span></text:span><text:span text:style-name="User_20_Entry"><text:span text:style-name="T118">,</text:span></text:span><text:span text:style-name="Definition"><text:span text:style-name="T111"> </text:span></text:span><text:span text:style-name="User_20_Entry"><text:span text:style-name="T124">Delete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2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9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0</text:span></text:span><text:span text:style-name="User_20_Entry"><text:span text:style-name="T119">,</text:span></text:span><text:span text:style-name="Definition"><text:span text:style-name="T111"> </text:span></text:span><text:span text:style-name="User_20_Entry"><text:span text:style-name="T124">F11</text:span></text:span><text:span text:style-name="User_20_Entry"><text:span text:style-name="T119">,</text:span></text:span><text:span text:style-name="Definition"><text:span text:style-name="T111"> </text:span></text:span><text:span text:style-name="Definition"><text:span text:style-name="T112">o</text:span></text:span><text:span text:style-name="Definition"><text:span text:style-name="T113">f</text:span></text:span><text:span text:style-name="Definition"><text:span text:style-name="T111"> </text:span></text:span><text:span text:style-name="User_20_Entry"><text:span text:style-name="T124">F12</text:span></text:span><text:span text:style-name="User_20_Entry"><text:span text:style-name="T119">.</text:span></text:span></text:p></text:note-body></text:note></text:span><text:span text:style-name="T170"> </text:span><text:span text:style-name="T171">een </text:span><text:span text:style-name="Strong_20_Emphasis"><text:span text:style-name="T148"><text:user-field-get text:name="Distro">Rocky Linux</text:user-field-get></text:span></text:span><text:span text:style-name="T169"><text:s/></text:span><text:span text:style-name="T149"><text:user-field-get text:name="Version">8.10</text:user-field-get></text:span><text:span text:style-name="T149"><text:s/></text:span><text:span text:style-name="Strong_20_Emphasis"><text:span text:style-name="T150">Server</text:span></text:span><text:span text:style-name="Strong_20_Emphasis"><text:span text:style-name="T73"> </text:span></text:span><text:span text:style-name="Strong_20_Emphasis"><text:span text:style-name="T74">L</text:span></text:span><text:span text:style-name="T75">ive</text:span><text:span text:style-name="T75"><text:note text:id="ftn4" text:note-class="footnote"><text:note-citation>2</text:note-citation><text:note-body><text:p text:style-name="P65"><text:span text:style-name="T242">Vanaf ee</text:span>n <text:span text:style-name="T270">L</text:span>ive <text:span text:style-name="T269">USB</text:span><text:span text:style-name="T245">-stick</text:span><text:span text:style-name="T20"> </text:span>kunt <text:span text:style-name="T242">u opstarten en</text:span> <text:span text:style-name="T16">met </text:span><text:span text:style-name="Strong_20_Emphasis"><text:span text:style-name="T172"><text:user-field-get text:name="Distro">Rocky Linux</text:user-field-get></text:span></text:span><text:span text:style-name="Strong_20_Emphasis"><text:span text:style-name="T172"><text:s/></text:span></text:span>werken zonder enige bestanden op de harde schijf te wijzigen en maakt ook installatie van <text:span text:style-name="Strong_20_Emphasis"><text:span text:style-name="T172"><text:user-field-get text:name="Distro">Rocky Linux</text:user-field-get></text:span></text:span><text:span text:style-name="Strong_20_Emphasis"><text:span text:style-name="T172"><text:s/></text:span></text:span>mogelijk.</text:p></text:note-body></text:note></text:span><text:span text:style-name="T75"> </text:span><text:span text:style-name="T78">USB</text:span><text:span text:style-name="T76">-stick</text:span><text:span text:style-name="T76"><text:note text:id="ftn5" text:note-class="footnote"><text:note-citation>3</text:note-citation><text:note-body><text:p text:style-name="P80"><text:span text:style-name="Strong_20_Emphasis"><text:span text:style-name="T93">Maak een opstartbare USB-stick</text:span></text:span><text:span text:style-name="Strong_20_Emphasis"><text:span text:style-name="T88">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9">CD</text:span></text:span><text:span text:style-name="Strong_20_Emphasis"><text:span text:style-name="T92">-beeldbestand</text:span></text:span><text:span text:style-name="Strong_20_Emphasis"><text:span text:style-name="T85"> </text:span></text:span><text:span text:style-name="Strong_20_Emphasis"><text:span text:style-name="T86">(.iso) </text:span></text:span><text:span text:style-name="Strong_20_Emphasis"><text:span text:style-name="T85">vanaf </text:span></text:span><text:a xlink:type="simple" xlink:href="https://rockylinux.org/nl/download" text:style-name="Internet_20_link" text:visited-style-name="Visited_20_Internet_20_Link"><text:span text:style-name="Strong_20_Emphasis"><text:span text:style-name="T244">rockylinux.org/nl/download</text:span></text:span></text:a><text:span text:style-name="Strong_20_Emphasis"><text:span text:style-name="T85">, </text:span></text:span><text:span text:style-name="Strong_20_Emphasis"><text:span text:style-name="T91">klik onder </text:span></text:span><text:span text:style-name="Strong_20_Emphasis"><text:span text:style-name="T96">De</text:span></text:span><text:span text:style-name="Strong_20_Emphasis"><text:span text:style-name="T97">fault</text:span></text:span><text:span text:style-name="Strong_20_Emphasis"><text:span text:style-name="T96"> Images</text:span></text:span><text:span text:style-name="Strong_20_Emphasis"><text:span text:style-name="T91"> op </text:span></text:span><text:span text:style-name="Strong_20_Emphasis"><text:span text:style-name="T114">Rocky Linux 8</text:span></text:span><text:span text:style-name="Strong_20_Emphasis"><text:span text:style-name="T116">, </text:span></text:span><text:span text:style-name="Strong_20_Emphasis"><text:span text:style-name="T117">en klik</text:span></text:span><text:span text:style-name="Strong_20_Emphasis"><text:span text:style-name="T116"> o</text:span></text:span><text:span text:style-name="Strong_20_Emphasis"><text:span text:style-name="T117">p</text:span></text:span><text:span text:style-name="Strong_20_Emphasis"><text:span text:style-name="T116"> </text:span></text:span><text:span text:style-name="Strong_20_Emphasis"><text:span text:style-name="T115">DVD ISO</text:span></text:span><text:span text:style-name="Strong_20_Emphasis"><text:span text:style-name="T116">.<text:line-break/></text:span></text:span><text:span text:style-name="Strong_20_Emphasis"><text:span text:style-name="T87">De </text:span></text:span><text:span text:style-name="Strong_20_Emphasis"><text:span text:style-name="T90">ver</text:span></text:span><text:span text:style-name="Strong_20_Emphasis"><text:span text:style-name="T87">volgstappen staan beschreven in </text:span></text:span><text:span text:style-name="Strong_20_Emphasis"><text:span text:style-name="T95">Linux informatie</text:span></text:span><text:span text:style-name="Strong_20_Emphasis"><text:span text:style-name="T87">, te vinden op </text:span>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Strong_20_Emphasis"><text:span text:style-name="T87">, onder </text:span></text:span><text:span text:style-name="Strong_20_Emphasis"><text:span text:style-name="T95">Linux</text:span></text:span><text:span text:style-name="Strong_20_Emphasis"><text:span text:style-name="T87">.</text:span></text:span></text:p></text:note-body></text:note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25">Install</text:span></text:span><text:span text:style-name="Strong_20_Emphasis"><text:span text:style-name="T34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9">Vul de installatieschermen in.</text:span></text:span><text:span text:style-name="T30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80"><draw:control text:anchor-type="as-char" draw:z-index="25" draw:name="Vorm 13" draw:style-name="gr1" draw:text-style-name="P88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5"><text:span text:style-name="T194">Bij</text:span><text:span text:style-name="T195"> </text:span><text:span text:style-name="Strong_20_Emphasis"><text:span text:style-name="T196">WELCOME TO ROCKY LINUX 8.10</text:span></text:span><text:span text:style-name="Strong_20_Emphasis"><text:span text:style-name="T197"> select</text:span></text:span><text:span text:style-name="Strong_20_Emphasis"><text:span text:style-name="T198">eer</text:span></text:span><text:span text:style-name="Strong_20_Emphasis"><text:span text:style-name="T199"> </text:span></text:span><text:span text:style-name="Strong_20_Emphasis"><text:span text:style-name="T202">Nederlands</text:span></text:span><text:span text:style-name="Strong_20_Emphasis"><text:span text:style-name="T199"> en klik</text:span></text:span><text:span text:style-name="Strong_20_Emphasis"><text:span text:style-name="T200"> </text:span></text:span><text:span text:style-name="Strong_20_Emphasis"><text:span text:style-name="T199">op</text:span></text:span><text:span text:style-name="Strong_20_Emphasis"><text:span text:style-name="T201"> </text:span></text:span><text:span text:style-name="Strong_20_Emphasis"><text:span text:style-name="T193">Doorgaan</text:span></text:span><text:span text:style-name="Strong_20_Emphasis"><text:span text:style-name="T20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83">Onder</text:span><text:span text:style-name="T179"> </text:span><text:span text:style-name="Strong_20_Emphasis"><text:span text:style-name="T183">GEBRUIKERSINSTELLINGEN </text:span></text:span><text:span text:style-name="T183">klik op </text:span><text:span text:style-name="T189">Gebruiker aanmaken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3"><text:span text:style-name="T273">Vul in </text:span><text:span text:style-name="Strong_20_Emphasis"><text:span text:style-name="T69">Volledige naam</text:span></text:span><text:span text:style-name="Strong_20_Emphasis"><text:span text:style-name="T53"> </text:span></text:span><text:span text:style-name="Definition"><text:span text:style-name="T9">gebruiker</text:span></text:span><text:span text:style-name="Strong_20_Emphasis"><text:span text:style-name="T54">, <text:line-break/></text:span></text:span><text:span text:style-name="Strong_20_Emphasis"><text:span text:style-name="T69">Gebruikersnaam</text:span></text:span><text:span text:style-name="Strong_20_Emphasis"><text:span text:style-name="T53"> </text:span></text:span><text:span text:style-name="Definition"><text:span text:style-name="T9">gebruikersnaam</text:span></text:span><text:span text:style-name="Strong_20_Emphasis"><text:span text:style-name="T53">,</text:span></text:span></text:p>
            <text:p text:style-name="P73"><text:span text:style-name="Strong_20_Emphasis"><text:span text:style-name="T56">vink aan </text:span></text:span><text:span text:style-name="Strong_20_Emphasis"><text:span text:style-name="T66">Maak deze gebruiker beheerder</text:span></text:span><text:span text:style-name="Strong_20_Emphasis"><text:span text:style-name="T56">,</text:span></text:span></text:p>
            <text:p text:style-name="P74"><text:span text:style-name="Strong_20_Emphasis"><text:span text:style-name="T55">g</text:span></text:span><text:span text:style-name="Strong_20_Emphasis"><text:span text:style-name="T56">eef tweemaal een </text:span></text:span><text:span text:style-name="Strong_20_Emphasis"><text:span text:style-name="T69">wachtwoord</text:span></text:span><text:span text:style-name="Strong_20_Emphasis"><text:span text:style-name="T56"> </text:span></text:span><text:span text:style-name="Strong_20_Emphasis"><text:span text:style-name="T57">en k</text:span></text:span><text:span text:style-name="Strong_20_Emphasis"><text:span text:style-name="T56">lik op </text:span></text:span><text:span text:style-name="Strong_20_Emphasis"><text:span text:style-name="T66">Klaa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5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0" draw:name="Vorm 2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6">O</text:span><text:span text:style-name="T183">nder </text:span><text:span text:style-name="T189">SYSTEEM</text:span><text:span text:style-name="T183"> </text:span><text:span text:style-name="T186">klik </text:span><text:span text:style-name="T183">op </text:span><text:span text:style-name="T189">Installatiebestemming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><text:span text:style-name="T34">Controleer </text:span><text:span text:style-name="T35">de </text:span><text:span text:style-name="T65">Apparaatselectie </text:span><text:span text:style-name="T34">en klik op </text:span><text:span text:style-name="T64">Klaar</text:span><text:span text:style-name="T3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1" draw:name="Vorm 1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6">O</text:span><text:span text:style-name="T183">nder </text:span><text:span text:style-name="T189">SYSTEEM</text:span><text:span text:style-name="T183"> </text:span><text:span text:style-name="T186">klik </text:span><text:span text:style-name="T183">op </text:span><text:span text:style-name="T189">Netwerk &amp; hostnaam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6"><text:span text:style-name="T188">Verplaats</text:span><text:span text:style-name="T184"> </text:span><text:span text:style-name="T187">de </text:span><text:span text:style-name="T184">schuif</text:span><text:span text:style-name="T187">regelaar</text:span><text:span text:style-name="T184"> achter de netwerkadapter </text:span><text:span text:style-name="T187">van </text:span><text:span text:style-name="T192">UIT</text:span><text:span text:style-name="T187"> naar</text:span><text:span text:style-name="T184"> </text:span><text:span text:style-name="T190">AAN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2">V</text:span><text:span text:style-name="T180">ul </text:span><text:span text:style-name="T181">in </text:span><text:span text:style-name="Strong_20_Emphasis"><text:span text:style-name="T184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4"> </text:span></text:span><text:span text:style-name="Strong_20_Emphasis"><text:span text:style-name="T176">en klik op </text:span></text:span><text:span text:style-name="Strong_20_Emphasis"><text:span text:style-name="T190">Toepassen</text:span></text:span><text:span text:style-name="Strong_20_Emphasis"><text:span text:style-name="T176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><text:span text:style-name="T184">K</text:span><text:span text:style-name="T183">lik op </text:span><text:span text:style-name="T189">Klaar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5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2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3"><text:span text:style-name="T186">O</text:span><text:span text:style-name="T183">nder </text:span><text:span text:style-name="T189">SOFTWARE</text:span><text:span text:style-name="T183"> </text:span><text:span text:style-name="T186">klik </text:span><text:span text:style-name="T183">op </text:span><text:span text:style-name="T191">Software selectie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0" office:value-type="string">
            <text:p text:style-name="P12"><text:span text:style-name="T185">Selecteer </text:span><text:span text:style-name="T191">Server</text:span><text:span text:style-name="T185"> en klik op </text:span><text:span text:style-name="T191">Klaar</text:span><text:span text:style-name="Strong_20_Emphasis"><text:span text:style-name="T17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4" draw:name="Vorm 15" draw:style-name="gr1" draw:text-style-name="P88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4"><text:span text:style-name="Strong_20_Emphasis"><text:span text:style-name="T203">Klik op </text:span></text:span><text:span text:style-name="Strong_20_Emphasis"><text:span text:style-name="T204">Begin installatie</text:span></text:span><text:span text:style-name="Strong_20_Emphasis"><text:span text:style-name="T175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6" draw:name="Vorm 6" draw:style-name="gr1" draw:text-style-name="P88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7">Klik op <text:span text:style-name="T272">Systeem herstarten</text:span>.</text:p>
          </table:table-cell>
        </table:table-row>
      </table:table>
      <text:p text:style-name="P43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7">Installatie </text:span></text:span><text:span text:style-name="Strong_20_Emphasis"><text:span text:style-name="T68">afronden</text:span></text:span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1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7"><text:span text:style-name="Strong_20_Emphasis"><text:span text:style-name="T81">Typ: </text:span></text:span><text:span text:style-name="User_20_Entry"><text:span text:style-name="T125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9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3</text:span></text:span><text:span text:style-name="Strong_20_Emphasis"><text:span text:style-name="T60"> </text:span></text:span><text:span text:style-name="Strong_20_Emphasis"><text:span text:style-name="T61">Installatie</text:span></text:span><text:span text:style-name="Strong_20_Emphasis"><text:span text:style-name="T62"> </text:span></text:span><text:span text:style-name="Strong_20_Emphasis"><text:span text:style-name="T63">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43"/></text:span></text:p>
      <text:p text:style-name="P46"><text:span text:style-name="Strong_20_Emphasis"><text:span text:style-name="T40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44"><text:note text:id="ftn6" text:note-class="footnote"><text:note-citation>1</text:note-citation><text:note-body><text:p text:style-name="P54"><text:span text:style-name="User_20_Entry"><text:span text:style-name="T120">E</text:span></text:span><text:span text:style-name="User_20_Entry"><text:span text:style-name="T122">ventuele extra </text:span></text:span><text:span text:style-name="Definition"><text:span text:style-name="T267">gebruiker</text:span></text:span><text:span text:style-name="User_20_Entry"><text:span text:style-name="T121">s</text:span></text:span><text:span text:style-name="User_20_Entry"><text:span text:style-name="T122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79"><text:span text:style-name="Strong_20_Emphasis"><text:span text:style-name="T81">Typ: </text:span></text:span><text:span text:style-name="Strong_20_Emphasis"><text:span text:style-name="T123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1">4</text:span></text:span><text:span text:style-name="Strong_20_Emphasis"><text:span text:style-name="T60"> </text:span></text:span><text:span text:style-name="Strong_20_Emphasis"><text:span text:style-name="T49">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0"><text:span text:style-name="Strong_20_Emphasis"><text:span text:style-name="T45"/></text:span></text:p>
      <text:p text:style-name="P38"/>
      <text:p text:style-name="P39"><text:span text:style-name="T131">E</text:span><text:span text:style-name="T132">inde c</text:span><text:span text:style-name="T133">hecklist, </text:span><text:span text:style-name="T134">d</text:span><text:span text:style-name="T133">e installatie van </text:span><text:span text:style-name="Strong_20_Emphasis"><text:span text:style-name="T146"><text:user-field-get text:name="Distro">Rocky Linux</text:user-field-get></text:span></text:span><text:span text:style-name="T135"><text:s/></text:span><text:span text:style-name="T136"><text:user-field-get text:name="Version">8.10</text:user-field-get></text:span><text:span text:style-name="T136"><text:s/></text:span><text:span text:style-name="Strong_20_Emphasis"><text:span text:style-name="T147">Server</text:span></text:span><text:span text:style-name="Strong_20_Emphasis"><text:span text:style-name="T72"> </text:span></text:span><text:span text:style-name="T133">is voltooid.</text:span></text:p>
      <text:p text:style-name="P8"/>
      <text:list text:style-name="L2">
        <text:list-header>
          <text:p text:style-name="P86"><text:span text:style-name="Emphasis"><text:span text:style-name="T26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2">Karel Zimmer</text:span></text:span></text:a><text:span text:style-name="Emphasis"><text:span text:style-name="T263">.</text:span></text:span></text:p>
          <text:p text:style-name="P87"><text:span text:style-name="Emphasis"><text:span text:style-name="T265">Licentie </text:span></text:span><text:span text:style-name="Emphasis"><text:span text:style-name="T263">C</text:span></text:span><text:span text:style-name="Emphasis"><text:span text:style-name="T264">C0</text:span></text:span><text:span text:style-name="Emphasis"><text:span text:style-name="T263"> 1.0 </text:span></text:span><text:span text:style-name="Emphasis"><text:span text:style-name="T26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0-09T18:34:21.479870905">09-10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09T18:34:21.368342319</dc:date>
    <meta:keyword>Installatie</meta:keyword>
    <meta:keyword>Checklist</meta:keyword>
    <meta:keyword>Linux</meta:keyword>
    <meta:editing-cycles>6949</meta:editing-cycles>
    <meta:editing-duration>P12DT10H27M47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26" meta:character-count="2961" meta:non-whitespace-character-count="2564"/>
    <meta:user-defined meta:name="Info 1"/>
    <meta:user-defined meta:name="Info 2"/>
    <meta:user-defined meta:name="Info 3"/>
    <meta:user-defined meta:name="Info 4"/>
  </office:meta>
</office:document-meta>
</file>